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text-properties fo:language="es" fo:country="CO" officeooo:rsid="00057a05" officeooo:paragraph-rsid="00057a05"/>
    </style:style>
    <style:style style:name="P2" style:family="paragraph" style:parent-style-name="Standard">
      <style:text-properties fo:language="es" fo:country="CO" fo:font-weight="bold" officeooo:rsid="00057a05" officeooo:paragraph-rsid="00057a05" style:font-weight-asian="bold" style:font-weight-complex="bold"/>
    </style:style>
    <style:style style:name="P3" style:family="paragraph" style:parent-style-name="Standard">
      <style:text-properties fo:language="es" fo:country="CO" officeooo:rsid="00057a05" officeooo:paragraph-rsid="00057a05"/>
    </style:style>
    <style:style style:name="P4" style:family="paragraph" style:parent-style-name="Standard">
      <style:text-properties fo:language="es" fo:country="CO" officeooo:rsid="0005bd8a" officeooo:paragraph-rsid="0005bd8a"/>
    </style:style>
    <style:style style:name="P5" style:family="paragraph" style:parent-style-name="Standard">
      <style:text-properties fo:language="es" fo:country="CO" officeooo:rsid="0006e721" officeooo:paragraph-rsid="0006e721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59fd4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esde la época de Neqton cuando formuló la Ley de Gravitación Universal, la explicación de la acción a distancia entre objetos materiales como la tierra y la luna constituyó un punto álgido en el análisis y discusión de la Fisolofía Natural.</text:p>
      <text:p text:style-name="P1"/>
      <text:p text:style-name="P1">“Es inconcebible que la materia inanimada y bruta pueda operar e influir sobre la materia sin un contacto mutuo, sin la medición de alguna otra cosa que no sea material. </text:p>
      <text:p text:style-name="P1"/>
      <text:p text:style-name="P1">Como si la gravitación fuera escencial e inherente a ella</text:p>
      <text:p text:style-name="P1">La gravedad debe ser inherente, innata y escencial a la <text:s/>materia.</text:p>
      <text:p text:style-name="P1"/>
      <text:p text:style-name="P1">De modo de que un cuerpo sea capaz de actuar sobre otro a distancia a través del vacio, de modo que mediante él y a trevés de él su acción y fuerza pueda transportarse de un cuerpo a otro …”</text:p>
      <text:p text:style-name="P1"/>
      <text:p text:style-name="P1"><text:tab/><text:tab/><text:tab/><text:tab/><text:tab/><text:tab/><text:tab/><text:tab/><text:tab/>Isaac Newton +</text:p>
      <text:p text:style-name="P1">Luego Charles A. Coulomb formuló la interacción entre cuerpos cargados eléctricamente y con los trabajos descubiertos acerca del magnetismo de Gilbert y H.C. Oersed. Fue finalmente M.Faraday quién más contributyo a aclarar el problema y a quien le debemos la concepcion de <text:span text:style-name="T1">lineas de fuerza.</text:span></text:p>
      <text:p text:style-name="P2"/>
      <text:p text:style-name="P1"><text:span text:style-name="T1">- </text:span><text:span text:style-name="T2">Buscaremos identificar las lineas de campo eléctrico <text:s/>y magnetco. </text:span><text:span text:style-name="T3">Ver sus caracteristicas, propiedades y utiilidad al realizar el análisis de diferentes distribuciones de carga eléctrica.</text:span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4"><text:span text:style-name="T3">L</text:span><text:span text:style-name="T2">ineas de Campo</text:span></text:p>
      <text:p text:style-name="P1"><text:span text:style-name="T3"/></text:p>
      <text:p text:style-name="P4"><text:span text:style-name="T3">D</text:span><text:span text:style-name="T2">ipolo Electric</text:span></text:p>
      <text:p text:style-name="P4"><text:span text:style-name="T2"/></text:p>
      <text:p text:style-name="P4"><text:span text:style-name="T2">Cargas magneticas</text:span></text:p>
      <text:p text:style-name="P4"><text:span text:style-name="T2">lineas de fuerza en un condensador esferico </text:span></text:p>
      <text:p text:style-name="P4"><text:span text:style-name="T2">Que pasa si dividimos un iman muchas veces por la mitad</text:span></text:p>
      <text:p text:style-name="P4"><text:span text:style-name="T2">En que regiones del campo es más intenso o más debil</text:span></text:p>
      <text:p text:style-name="P4"><text:span text:style-name="T2">interaccion entre ucerpos cargados electricamente </text:span></text:p>
      <text:p text:style-name="P5"><text:span text:style-name="T2">cuerpos cargados electricamente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Bitstream Vera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Bitstream Vera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1" style:font-family-complex="FreeSans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06T04:03:08.895247746</meta:creation-date>
    <dc:date>2022-02-09T06:39:08.821726611</dc:date>
    <meta:editing-duration>PT11M54S</meta:editing-duration>
    <meta:editing-cycles>3</meta:editing-cycles>
    <meta:generator>LibreOffice/7.2.5.2$Linux_X86_64 LibreOffice_project/499f9727c189e6ef3471021d6132d4c694f357e5</meta:generator>
    <meta:document-statistic meta:table-count="0" meta:image-count="0" meta:object-count="0" meta:page-count="1" meta:paragraph-count="16" meta:word-count="250" meta:character-count="1504" meta:non-whitespace-character-count="1256"/>
  </office:meta>
</office:document-meta>
</file>